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6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21:55:25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21T21:58:32.257000000</dc:date>
    <meta:editing-duration>PT2H59M33S</meta:editing-duration>
    <meta:editing-cycles>34</meta:editing-cycles>
    <meta:generator>LibreOffice/7.1.4.2$Windows_X86_64 LibreOffice_project/a529a4fab45b75fefc5b6226684193eb000654f6</meta:generator>
    <meta:document-statistic meta:table-count="1" meta:cell-count="4583" meta:object-count="0"/>
  </office:meta>
</office:document-meta>
</file>